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4" style:family="paragraph" style:parent-style-name="Standard">
      <style:text-properties fo:font-size="10pt" officeooo:paragraph-rsid="0013ad40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1068d4"/>
    </style:style>
    <style:style style:name="T9" style:family="text">
      <style:text-properties officeooo:rsid="0013a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Estructura del Libro<text:span text:style-name="T3">:</text:span> <text:s/></text:p>
      <text:p text:style-name="Standard"/>
      <text:p text:style-name="P1">- Acto 1: La Búsqueda de la Verdad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1"><text:s text:c="4"/>- Cap. 14: Fiabilidad. <text:s/></text:p>
      <text:p text:style-name="P1"><text:s text:c="4"/>- Cap. 15: Potencia. <text:s/></text:p>
      <text:p text:style-name="P1"><text:s text:c="4"/>- Cap. 16: Coste. <text:s/></text:p>
      <text:p text:style-name="P1"><text:s text:c="4"/>- Cap. 17: Redundancia. <text:s/></text:p>
      <text:p text:style-name="P1"><text:s text:c="4"/>- Cap. 18: Poda. <text:s/></text:p>
      <text:p text:style-name="P3"/>
      <text:p text:style-name="P1">- Acto 5: Más Allá </text:p>
      <text:p text:style-name="P1"><text:s/><text:span text:style-name="T7">Respuestas</text:span>. <text:s text:c="3"/></text:p>
      <text:p text:style-name="P1"><text:s text:c="4"/>- Cap. 19: La inteligencia creadora.</text:p>
      <text:p text:style-name="P1"><text:s text:c="4"/>- Cap. 20: El Espíritu.</text:p>
      <text:p text:style-name="P1"><text:s text:c="4"/>- Cap. 21: La vida eterna.</text:p>
      <text:p text:style-name="P1"><text:s text:c="4"/>- Cap. 22: El origen de la vida. <text:s/></text:p>
      <text:p text:style-name="P1"/>
      <text:p text:style-name="P1">- Acto 6: Conclusione<text:span text:style-name="T7">s</text:span> <text:s/></text:p>
      <text:p text:style-name="P1"><text:s text:c="2"/><text:span text:style-name="T7">Mas respuestas.</text:span> <text:s text:c="3"/></text:p>
      <text:p text:style-name="P1"><text:s text:c="4"/>- Cap. 23: Vuelta a la realidad. </text:p>
      <text:p text:style-name="P1"><text:s text:c="4"/>- Cap. 24: Lo trascendente. </text:p>
      <text:p text:style-name="P1"><text:s text:c="4"/>- Cap. 25: La paz interior.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5T16:02:36.567000000</dc:date>
    <meta:editing-duration>PT56M8S</meta:editing-duration>
    <meta:editing-cycles>11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199" meta:character-count="1220" meta:non-whitespace-character-count="878"/>
  </office:meta>
</office:document-meta>
</file>